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400000163E2F76A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Mono L1" fo:font-size="10pt" style:font-size-asian="10pt" style:font-size-complex="10pt"/>
    </style:style>
    <style:style style:name="P4" style:family="paragraph" style:parent-style-name="Standard">
      <style:paragraph-properties fo:text-align="start" style:justify-single-word="false"/>
      <style:text-properties style:font-name="Nimbus Mono L1" fo:font-size="10pt" style:font-size-asian="10pt" style:font-size-complex="10pt"/>
    </style:style>
    <style:style style:name="P5" style:family="paragraph" style:parent-style-name="Standard">
      <style:text-properties style:font-name="Nimbus Roman No9 L" fo:font-size="12pt" style:font-size-asian="12pt" style:font-size-complex="12pt"/>
    </style:style>
    <style:style style:name="P6"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7" style:family="paragraph" style:parent-style-name="Standard">
      <style:text-properties fo:language="en" fo:country="US"/>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fo:break-before="page"/>
    </style:style>
    <style:style style:name="P11" style:family="paragraph" style:parent-style-name="Figure">
      <style:paragraph-properties fo:margin-left="0.6665in" fo:margin-right="0in" fo:text-indent="-0.6665in" style:auto-text-indent="false">
        <style:tab-stops/>
      </style:paragraph-properties>
    </style:style>
    <style:style style:name="P12" style:family="paragraph" style:parent-style-name="Figure">
      <style:paragraph-properties fo:margin-left="0.7437in" fo:margin-right="0in" fo:text-indent="-0.7291in" style:auto-text-indent="false">
        <style:tab-stops/>
      </style:paragraph-properties>
    </style:style>
    <style:style style:name="P13" style:family="paragraph" style:parent-style-name="Figure">
      <style:paragraph-properties fo:margin-left="0.7291in" fo:margin-right="0in" fo:text-indent="-0.7146in" style:auto-text-indent="false">
        <style:tab-stops/>
      </style:paragraph-properties>
    </style:style>
    <style:style style:name="P14" style:family="paragraph" style:parent-style-name="Figure">
      <style:paragraph-properties fo:margin-left="0.6693in" fo:margin-right="0in" fo:text-indent="-0.6547in" style:auto-text-indent="false">
        <style:tab-stops/>
      </style:paragraph-properties>
    </style:style>
    <style:style style:name="P15" style:family="paragraph" style:parent-style-name="Figure">
      <style:paragraph-properties fo:margin-left="0.6846in" fo:margin-right="0in" fo:text-indent="-0.6693in" style:auto-text-indent="false">
        <style:tab-stops/>
      </style:paragraph-properties>
    </style:style>
    <style:style style:name="P16" style:family="paragraph" style:parent-style-name="Figure">
      <style:paragraph-properties fo:margin-left="0.6547in" fo:margin-right="0in" fo:text-indent="-0.6398in" style:auto-text-indent="false">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break-before="page"/>
    </style:style>
    <style:style style:name="P19" style:family="paragraph" style:parent-style-name="Heading_20_4">
      <style:paragraph-properties fo:margin-left="0.5in" fo:margin-right="0in" fo:text-indent="0in" style:auto-text-indent="false"/>
    </style:style>
    <style:style style:name="P20" style:family="paragraph" style:parent-style-name="Heading_20_3">
      <style:paragraph-properties fo:break-before="page"/>
    </style:style>
    <style:style style:name="P21" style:family="paragraph" style:parent-style-name="Heading_20_3">
      <style:paragraph-properties fo:margin-left="1in" fo:margin-right="0in" fo:text-indent="-0.5in"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fo:font-style="italic" style:font-style-asian="italic"/>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Roman No9 L" fo:font-size="12pt" style:font-size-asian="12pt" style:font-size-complex="12pt"/>
    </style:style>
    <style:style style:name="T9" style:family="text">
      <style:text-properties style:font-size-asian="10pt" style:font-size-complex="10pt"/>
    </style:style>
    <style:style style:name="T10" style:family="text">
      <style:text-properties style:font-size-asian="11pt" style:font-size-complex="11pt"/>
    </style:style>
    <style:style style:name="T11" style:family="text">
      <style:text-properties fo:font-size="9.5pt" style:font-size-asian="9.5pt" style:font-size-complex="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Basics</text:h>
      <text:h text:style-name="Heading_20_2" text:outline-level="2">The R CLI</text:h>
      <text:p text:style-name="Standard">The command line interface (CLI) is the basis of most functionality in R. This can be used to run scripts, or simple commands. For example, one can type</text:p>
      <text:p text:style-name="P3"><text:span text:style-name="Source_20_Text">&gt; 4+5</text:span></text:p>
      <text:p text:style-name="Standard">which will print on the screen</text:p>
      <text:p text:style-name="P3"><text:span text:style-name="Source_20_Text">[1] 9</text:span></text:p>
      <text:p text:style-name="Standard">You can also type in</text:p>
      <text:p text:style-name="P4"><text:span text:style-name="Source_20_Text">&gt; if (length(grep("^X[\\d]",colnames(pca_data),perl=TRUE)) != 0)</text:span></text:p>
      <text:p text:style-name="P4"><text:span text:style-name="Source_20_Text">{gsub("^X([\\d].*)","\\1",colnames(pca_data),perl=TRUE)} else {colnames(pca_data)}</text:span></text:p>
      <text:p text:style-name="Standard">which will have some effect in context, however looks somewhat disturbing at first glance, but this will be covered later.</text:p>
      <text:h text:style-name="Heading_20_2" text:outline-level="2">Using scripts</text:h>
      <text:p text:style-name="Standard">There are two main methods of running scripts in R. The first is to open the file containing the script in a text editor, and copy and paste the lines into the CLI, either line-by-line or as a block. The second is to use the command '<text:span text:style-name="Source_20_Text">source</text:span>' (provided the script is present in the working directory – see “Setting the working directory” below)</text:p>
      <text:p text:style-name="P3"><text:span text:style-name="Source_20_Text">&gt; source(“name_of_script.r”)</text:span></text:p>
      <text:p text:style-name="Standard">which will run the script. The script may contain a function, which is a block of code that has a particular purpose, which is then executed by using the command that is specified by the function (see below).</text:p>
      <text:h text:style-name="Heading_20_2" text:outline-level="2">Functions</text:h>
      <text:p text:style-name="Standard">These are a blocks of code that execute many lines of code at once. It is possible to have a script that defines a number of functions that are then executed within the script. This can prevent re-typing the whole code block by using a short command instead. For example, if you needed to make a number of plots of the same type, you might have a function that generated the plot which takes an argument (that which is in the brackets) of which data matrix to use, e.g.</text:p>
      <text:p text:style-name="P3"><text:span text:style-name="Source_20_Text">&gt; plot_image(density)</text:span></text:p>
      <text:p text:style-name="P3"><text:span text:style-name="Source_20_Text">&gt; plot_image(mass)</text:span></text:p>
      <text:p text:style-name="P5">rather than</text:p>
      <text:p text:style-name="code"><text:span text:style-name="Source_20_Text"><text:span text:style-name="T9">&gt; plot(density,main=”Density vs Size”,ylab=”Size (km)”,xlab=”Density (</text:span></text:span><text:span text:style-name="Source_20_Text">kg/m³)</text:span><text:span text:style-name="Source_20_Text"><text:span text:style-name="T9">”,cex=3)</text:span></text:span></text:p>
      <text:p text:style-name="P3"><text:span text:style-name="Source_20_Text">&gt; plot(mass,main=”Mass vs Gravity”,ylab=”Gravity (g)”,xlab=”Mass (kg)”,cex=3)</text:span></text:p>
      <text:p text:style-name="P5">etc.</text:p>
      <text:h text:style-name="Heading_20_2" text:outline-level="2"><text:soft-page-break/>R basics</text:h>
      <text:h text:style-name="Heading_20_3" text:outline-level="3">Variable assignment</text:h>
      <text:p text:style-name="Standard">Assigning a result to an object is one of the basic steps in using R. To do this, you indicate that you wish to put a result into a variable by using the syntax <text:span text:style-name="Source_20_Text"><text:span text:style-name="T10">variable &lt;- &lt;R command&gt;</text:span></text:span>, for example</text:p>
      <text:p text:style-name="Standard"><text:span text:style-name="Source_20_Text">data &lt;- read.csv(“input.csv”, header=TRUE, row.names=1)</text:span></text:p>
      <text:p text:style-name="Standard">which reads the file “<text:span text:style-name="Source_20_Text">input.csv</text:span>” and stores it as the variable <text:span text:style-name="Source_20_Text">data</text:span>.</text:p>
      <text:p text:style-name="Standard"/>
      <text:h text:style-name="Heading_20_3" text:outline-level="3">Setting the working directory</text:h>
      <text:p text:style-name="Standard">To see where you are, you can type</text:p>
      <text:p text:style-name="Standard"><text:span text:style-name="Source_20_Text">getwd()</text:span></text:p>
      <text:p text:style-name="Standard">which will show you the path to the directory that you are working in (where you will be able to access files). To change the directory, you can use the command (for a GNU/Linux machine)</text:p>
      <text:p text:style-name="Standard"><text:span text:style-name="Source_20_Text">setwd(“/home/user/folder/with/data/or/scripts/”)</text:span></text:p>
      <text:p text:style-name="Standard">or for a Windows machine:</text:p>
      <text:p text:style-name="Standard"><text:span text:style-name="Source_20_Text"><text:span text:style-name="T11">setwd(“C:\\Documents and Settings\\user\\My Documents\\folder\\with\\data\\or\\scripts”)</text:span></text:span></text:p>
      <text:p text:style-name="P8">(e.g. copy from Windows Explorer and double the backslashes), or</text:p>
      <text:p text:style-name="Standard"><text:span text:style-name="Source_20_Text"><text:span text:style-name="T11">setwd(“C:/Documents and Settings/user/My Documents/folder/with/data/or/scripts”)</text:span></text:span></text:p>
      <text:p text:style-name="P5">(e.g. replace the backslashes with forward slashes), or select <text:span text:style-name="Source_20_Text">File &gt; Change dir... </text:span>from the menu. All of these variants (on a Windows machine) perform the same function, so choose whichever method works best for you. After using <text:span text:style-name="Source_20_Text">Change dir...</text:span> from the file menu, it is a good practice to use <text:span text:style-name="Source_20_Text">getwd()</text:span> to verify your working directory is what you expect it to be.</text:p>
      <text:p text:style-name="P5"/>
      <text:h text:style-name="Heading_20_3" text:outline-level="3">Getting help</text:h>
      <text:p text:style-name="Standard"><text:span text:style-name="T8">For all in-built functions in R, you can use <text:s/></text:span><text:span text:style-name="Source_20_Text">help(“command”)</text:span><text:span text:style-name="T8"> or </text:span><text:span text:style-name="Source_20_Text">?command</text:span> to show a help file. Under GNU/Linux, this usually comes up in the current terminal window, while in Windows it appears in a browser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783in" fo:margin-bottom="0in" fo:text-indent="0in"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graphics1" text:anchor-type="paragraph" svg:x="4.8945in" svg:y="-0.0008in" svg:width="2.0319in" svg:height="0.8953in" draw:z-index="1"><draw:image xlink:href="Pictures/100002010000032400000163E2F76A64.png" xlink:type="simple" xlink:show="embed" xlink:actuate="onLoad"/></draw:frame><text:tab/></text:p>
        <text:p text:style-name="Header"><text:span text:style-name="MT1"><text:tab/></text:span><text:span text:style-name="MT2">R Tutorial</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07T15:04:58</dc:date>
    <meta:editing-duration>PT33H22M52S</meta:editing-duration>
    <meta:editing-cycles>18</meta:editing-cycles>
    <meta:print-date>2010-09-03T07:13:00.04</meta:print-date>
    <dc:creator>Vladimir Likic</dc:creator>
    <meta:document-statistic meta:table-count="0" meta:image-count="1" meta:object-count="0" meta:page-count="2" meta:paragraph-count="41" meta:word-count="532" meta:character-count="3292"/>
  </office:meta>
</office:document-meta>
</file>